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raCode Nerd Font" svg:font-family="'FuraCode Nerd Font'"/>
    <style:font-face style:name="Noto Sans Devanagari1" svg:font-family="'Noto Sans Devanagari'" style:font-family-generic="swiss"/>
    <style:font-face style:name="FuraCode Nerd Font1" svg:font-family="'FuraCode Nerd Font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8347in" style:rel-width="100%" fo:margin-left="0in" table:align="left"/>
    </style:style>
    <style:style style:name="Table1.A" style:family="table-column">
      <style:table-column-properties style:column-width="3.9174in" style:rel-column-width="5688*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2.9069in"/>
    </style:style>
    <style:style style:name="Table2" style:family="table">
      <style:table-properties style:width="3.841in" style:rel-width="100%" table:align="left"/>
    </style:style>
    <style:style style:name="Table2.A" style:family="table-column">
      <style:table-column-properties style:column-width="1.484in" style:rel-column-width="2155*"/>
    </style:style>
    <style:style style:name="Table2.B" style:family="table-column">
      <style:table-column-properties style:column-width="0.6194in" style:rel-column-width="900*"/>
    </style:style>
    <style:style style:name="Table2.C" style:family="table-column">
      <style:table-column-properties style:column-width="1.7375in" style:rel-column-width="2523*"/>
    </style:style>
    <style:style style:name="Table2.1" style:family="table-row">
      <style:table-row-properties style:min-row-height="0.35in"/>
    </style:style>
    <style:style style:name="Table2.A1" style:family="table-cell">
      <style:table-cell-properties style:vertical-align="" fo:padding="0.0382in" fo:border="none"/>
    </style:style>
    <style:style style:name="Table3" style:family="table">
      <style:table-properties style:width="3.841in" style:rel-width="100%" fo:margin-left="0in" table:align="left"/>
    </style:style>
    <style:style style:name="Table3.A" style:family="table-column">
      <style:table-column-properties style:column-width="1.9431in" style:rel-column-width="2822*"/>
    </style:style>
    <style:style style:name="Table3.B" style:family="table-column">
      <style:table-column-properties style:column-width="1.8979in" style:rel-column-width="2756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3.841in" style:rel-width="100%" fo:margin-left="0in" table:align="left"/>
    </style:style>
    <style:style style:name="Table4.A" style:family="table-column">
      <style:table-column-properties style:column-width="1.9208in" style:rel-column-width="2789*"/>
    </style:style>
    <style:style style:name="Table4.A1" style:family="table-cell">
      <style:table-cell-properties fo:padding="0.0382in" fo:border="none"/>
    </style:style>
    <style:style style:name="Table8" style:family="table">
      <style:table-properties style:width="3.841in" table:align="margins"/>
    </style:style>
    <style:style style:name="Table8.A" style:family="table-column">
      <style:table-column-properties style:column-width="1.9201in" style:rel-column-width="32767*"/>
    </style:style>
    <style:style style:name="Table8.B" style:family="table-column">
      <style:table-column-properties style:column-width="1.9208in" style:rel-column-width="32768*"/>
    </style:style>
    <style:style style:name="Table8.A1" style:family="table-cell">
      <style:table-cell-properties fo:padding="0.0382in" fo:border="none"/>
    </style:style>
    <style:style style:name="Table5" style:family="table">
      <style:table-properties style:width="7.8347in" table:align="margins"/>
    </style:style>
    <style:style style:name="Table5.A" style:family="table-column">
      <style:table-column-properties style:column-width="1.9583in" style:rel-column-width="16383*"/>
    </style:style>
    <style:style style:name="Table5.D" style:family="table-column">
      <style:table-column-properties style:column-width="1.959in" style:rel-column-width="16386*"/>
    </style:style>
    <style:style style:name="Table5.A1" style:family="table-cell">
      <style:table-cell-properties style:border-line-width-left="0.0049in 0.0049in 0.0049in" style:border-line-width-top="0.0049in 0.0049in 0.0049in" fo:padding="0.0382in" fo:border-left="1.05pt double #dddddd" fo:border-right="none" fo:border-top="1.05pt double #dddddd" fo:border-bottom="none"/>
    </style:style>
    <style:style style:name="Table5.D1" style:family="table-cell">
      <style:table-cell-properties style:border-line-width-left="0.0049in 0.0049in 0.0049in" style:border-line-width-right="0.0049in 0.0049in 0.0049in" style:border-line-width-top="0.0049in 0.0049in 0.0049in" fo:padding="0.0382in" fo:border-left="1.05pt double #dddddd" fo:border-right="1.05pt double #dddddd" fo:border-top="1.05pt double #dddddd" fo:border-bottom="none"/>
    </style:style>
    <style:style style:name="Table5.A2" style:family="table-cell">
      <style:table-cell-properties style:border-line-width-left="0.0049in 0.0049in 0.0049in" fo:padding="0.0382in" fo:border-left="1.05pt double #dddddd" fo:border-right="none" fo:border-top="none" fo:border-bottom="none"/>
    </style:style>
    <style:style style:name="Table5.D2" style:family="table-cell">
      <style:table-cell-properties style:border-line-width-left="0.0049in 0.0049in 0.0049in" style:border-line-width-right="0.0049in 0.0049in 0.0049in" fo:padding="0.0382in" fo:border-left="1.05pt double #dddddd" fo:border-right="1.05pt double #dddddd" fo:border-top="none" fo:border-bottom="none"/>
    </style:style>
    <style:style style:name="Table5.A7" style:family="table-cell">
      <style:table-cell-properties style:border-line-width-left="0.0049in 0.0049in 0.0049in" style:border-line-width-bottom="0.0049in 0.0049in 0.0049in" fo:padding="0.0382in" fo:border-left="1.05pt double #dddddd" fo:border-right="none" fo:border-top="none" fo:border-bottom="1.05pt double #dddddd"/>
    </style:style>
    <style:style style:name="Table5.D7" style:family="table-cell">
      <style:table-cell-properties style:border-line-width-left="0.0049in 0.0049in 0.0049in" style:border-line-width-right="0.0049in 0.0049in 0.0049in" style:border-line-width-bottom="0.0049in 0.0049in 0.0049in" fo:padding="0.0382in" fo:border-left="1.05pt double #dddddd" fo:border-right="1.05pt double #dddddd" fo:border-top="none" fo:border-bottom="1.05pt double #dddddd"/>
    </style:style>
    <style:style style:name="Table6" style:family="table">
      <style:table-properties style:width="7.8347in" table:align="margins"/>
    </style:style>
    <style:style style:name="Table6.A" style:family="table-column">
      <style:table-column-properties style:column-width="2.6118in" style:rel-column-width="21845*"/>
    </style:style>
    <style:style style:name="Table6.B" style:family="table-column">
      <style:table-column-properties style:column-width="2.6111in" style:rel-column-width="21844*"/>
    </style:style>
    <style:style style:name="Table6.C" style:family="table-column">
      <style:table-column-properties style:column-width="2.6118in" style:rel-column-width="21846*"/>
    </style:style>
    <style:style style:name="Table6.A1" style:family="table-cell">
      <style:table-cell-properties style:border-line-width-left="0.0049in 0.0049in 0.0049in" style:border-line-width-top="0.0049in 0.0049in 0.0049in" style:border-line-width-bottom="0.0049in 0.0049in 0.0049in" fo:padding="0.0382in" fo:border-left="1.05pt double #dddddd" fo:border-right="none" fo:border-top="1.05pt double #dddddd" fo:border-bottom="1.05pt double #dddddd"/>
    </style:style>
    <style:style style:name="Table6.C1" style:family="table-cell">
      <style:table-cell-properties style:border-line-width="0.0049in 0.0049in 0.0049in" fo:padding="0.0382in" fo:border="1.05pt double #dddddd"/>
    </style:style>
    <style:style style:name="Table6.A2" style:family="table-cell">
      <style:table-cell-properties style:border-line-width-left="0.0049in 0.0049in 0.0049in" style:border-line-width-bottom="0.0049in 0.0049in 0.0049in" fo:padding="0.0382in" fo:border-left="1.05pt double #dddddd" fo:border-right="none" fo:border-top="none" fo:border-bottom="1.05pt double #dddddd"/>
    </style:style>
    <style:style style:name="Table6.C2" style:family="table-cell">
      <style:table-cell-properties style:border-line-width-left="0.0049in 0.0049in 0.0049in" style:border-line-width-right="0.0049in 0.0049in 0.0049in" style:border-line-width-bottom="0.0049in 0.0049in 0.0049in" fo:padding="0.0382in" fo:border-left="1.05pt double #dddddd" fo:border-right="1.05pt double #dddddd" fo:border-top="none" fo:border-bottom="1.05pt double #dddddd"/>
    </style:style>
    <style:style style:name="Table7" style:family="table">
      <style:table-properties style:width="7.8347in" table:align="margins"/>
    </style:style>
    <style:style style:name="Table7.A" style:family="table-column">
      <style:table-column-properties style:column-width="2.6111in" style:rel-column-width="21844*"/>
    </style:style>
    <style:style style:name="Table7.B" style:family="table-column">
      <style:table-column-properties style:column-width="2.6118in" style:rel-column-width="21845*"/>
    </style:style>
    <style:style style:name="Table7.C" style:family="table-column">
      <style:table-column-properties style:column-width="2.6118in" style:rel-column-width="21846*"/>
    </style:style>
    <style:style style:name="Table7.A1" style:family="table-cell">
      <style:table-cell-properties style:border-line-width-left="0.0049in 0.0049in 0.0049in" style:border-line-width-top="0.0049in 0.0049in 0.0049in" style:border-line-width-bottom="0.0049in 0.0049in 0.0049in" fo:padding="0.0382in" fo:border-left="1.05pt double #dddddd" fo:border-right="none" fo:border-top="1.05pt double #dddddd" fo:border-bottom="1.05pt double #dddddd"/>
    </style:style>
    <style:style style:name="Table7.C1" style:family="table-cell">
      <style:table-cell-properties style:border-line-width="0.0049in 0.0049in 0.0049in" fo:padding="0.0382in" fo:border="1.05pt double #dddddd"/>
    </style:style>
    <style:style style:name="Table7.A2" style:family="table-cell">
      <style:table-cell-properties style:border-line-width-left="0.0049in 0.0049in 0.0049in" style:border-line-width-bottom="0.0049in 0.0049in 0.0049in" fo:padding="0.0382in" fo:border-left="1.05pt double #dddddd" fo:border-right="none" fo:border-top="none" fo:border-bottom="1.05pt double #dddddd"/>
    </style:style>
    <style:style style:name="Table7.C2" style:family="table-cell">
      <style:table-cell-properties style:border-line-width-left="0.0049in 0.0049in 0.0049in" style:border-line-width-right="0.0049in 0.0049in 0.0049in" style:border-line-width-bottom="0.0049in 0.0049in 0.0049in" fo:padding="0.0382in" fo:border-left="1.05pt double #dddddd" fo:border-right="1.05pt double #dddddd" fo:border-top="none" fo:border-bottom="1.05pt double #dddddd"/>
    </style:style>
    <style:style style:name="P1" style:family="paragraph" style:parent-style-name="Standard">
      <style:text-properties officeooo:paragraph-rsid="003534ed"/>
    </style:style>
    <style:style style:name="P2" style:family="paragraph" style:parent-style-name="Standard">
      <style:paragraph-properties fo:margin-top="0in" fo:margin-bottom="0in" loext:contextual-spacing="false" fo:line-height="150%"/>
      <style:text-properties style:font-name="FuraCode Nerd Font1" fo:font-size="16pt" style:text-underline-style="none" officeooo:rsid="001371f0" officeooo:paragraph-rsid="001371f0"/>
    </style:style>
    <style:style style:name="P3" style:family="paragraph" style:parent-style-name="Standard">
      <style:paragraph-properties fo:margin-top="0in" fo:margin-bottom="0in" loext:contextual-spacing="false" fo:line-height="150%"/>
      <style:text-properties style:font-name="FuraCode Nerd Font1" fo:font-size="16pt" style:text-underline-style="none" officeooo:rsid="001ba91d" officeooo:paragraph-rsid="001ba91d"/>
    </style:style>
    <style:style style:name="P4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FuraCode Nerd Font1" fo:font-size="16pt" style:text-underline-style="none" officeooo:rsid="0035f3f9" officeooo:paragraph-rsid="0035f3f9"/>
    </style:style>
    <style:style style:name="P5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FuraCode Nerd Font1" fo:font-size="16pt" style:text-underline-style="solid" style:text-underline-width="auto" style:text-underline-color="font-color" officeooo:rsid="0037e2cb" officeooo:paragraph-rsid="0037e2cb"/>
    </style:style>
    <style:style style:name="P6" style:family="paragraph" style:parent-style-name="Standard">
      <style:paragraph-properties fo:margin-top="0in" fo:margin-bottom="0in" loext:contextual-spacing="false" fo:line-height="0.1409in"/>
      <style:text-properties fo:color="#cccccc" style:font-name="FuraCode Nerd Font1" fo:font-size="16pt" style:text-underline-style="solid" style:text-underline-width="auto" style:text-underline-color="font-color" officeooo:rsid="001371f0" officeooo:paragraph-rsid="001ba91d"/>
    </style:style>
    <style:style style:name="P7" style:family="paragraph" style:parent-style-name="Table_20_Contents">
      <style:paragraph-properties fo:text-align="start" style:justify-single-word="false"/>
      <style:text-properties style:font-name="FuraCode Nerd Font1" fo:font-size="16pt" officeooo:rsid="001490f2" officeooo:paragraph-rsid="002c5bea"/>
    </style:style>
    <style:style style:name="P8" style:family="paragraph" style:parent-style-name="Table_20_Contents">
      <style:paragraph-properties fo:text-align="start" style:justify-single-word="false"/>
      <style:text-properties style:font-name="FuraCode Nerd Font1" fo:font-size="16pt" officeooo:rsid="001490f2" officeooo:paragraph-rsid="00266e6c"/>
    </style:style>
    <style:style style:name="P9" style:family="paragraph" style:parent-style-name="Table_20_Contents">
      <style:paragraph-properties fo:text-align="start" style:justify-single-word="false"/>
      <style:text-properties style:font-name="FuraCode Nerd Font1" fo:font-size="16pt" officeooo:rsid="001490f2" officeooo:paragraph-rsid="0027c239"/>
    </style:style>
    <style:style style:name="P10" style:family="paragraph" style:parent-style-name="Table_20_Contents">
      <style:paragraph-properties fo:text-align="start" style:justify-single-word="false"/>
      <style:text-properties style:font-name="FuraCode Nerd Font1" fo:font-size="16pt" officeooo:rsid="001490f2" officeooo:paragraph-rsid="0037e2cb"/>
    </style:style>
    <style:style style:name="P11" style:family="paragraph" style:parent-style-name="Table_20_Contents">
      <style:paragraph-properties fo:text-align="start" style:justify-single-word="false"/>
      <style:text-properties style:font-name="FuraCode Nerd Font1" fo:font-size="16pt" officeooo:rsid="001490f2" officeooo:paragraph-rsid="003f595e"/>
    </style:style>
    <style:style style:name="P12" style:family="paragraph" style:parent-style-name="Table_20_Contents">
      <style:paragraph-properties fo:text-align="end" style:justify-single-word="false"/>
      <style:text-properties style:font-name="FuraCode Nerd Font1" fo:font-size="16pt" officeooo:rsid="001490f2" officeooo:paragraph-rsid="001490f2"/>
    </style:style>
    <style:style style:name="P13" style:family="paragraph" style:parent-style-name="Table_20_Contents">
      <style:paragraph-properties fo:text-align="center" style:justify-single-word="false"/>
      <style:text-properties style:font-name="FuraCode Nerd Font1" fo:font-size="16pt" style:text-underline-style="solid" style:text-underline-width="auto" style:text-underline-color="font-color" officeooo:rsid="003534ed" officeooo:paragraph-rsid="003534ed"/>
    </style:style>
    <style:style style:name="P14" style:family="paragraph" style:parent-style-name="Table_20_Contents">
      <style:paragraph-properties fo:text-align="center" style:justify-single-word="false"/>
      <style:text-properties style:font-name="FuraCode Nerd Font1" fo:font-size="16pt" style:text-underline-style="solid" style:text-underline-width="auto" style:text-underline-color="font-color" officeooo:rsid="001371f0" officeooo:paragraph-rsid="001371f0"/>
    </style:style>
    <style:style style:name="P15" style:family="paragraph" style:parent-style-name="Table_20_Contents">
      <style:paragraph-properties fo:text-align="center" style:justify-single-word="false"/>
      <style:text-properties style:font-name="FuraCode Nerd Font1" fo:font-size="16pt" style:text-underline-style="solid" style:text-underline-width="auto" style:text-underline-color="font-color" officeooo:rsid="003d0d28" officeooo:paragraph-rsid="001371f0"/>
    </style:style>
    <style:style style:name="P16" style:family="paragraph" style:parent-style-name="Table_20_Contents">
      <style:paragraph-properties fo:text-align="center" style:justify-single-word="false"/>
      <style:text-properties style:font-name="FuraCode Nerd Font1" fo:font-size="16pt" style:text-underline-style="solid" style:text-underline-width="auto" style:text-underline-color="font-color" officeooo:rsid="003e751e" officeooo:paragraph-rsid="001371f0"/>
    </style:style>
    <style:style style:name="P17" style:family="paragraph" style:parent-style-name="Table_20_Contents">
      <style:paragraph-properties fo:text-align="start" style:justify-single-word="false"/>
      <style:text-properties style:font-name="FuraCode Nerd Font1" fo:font-size="16pt" officeooo:rsid="001f9c8a" officeooo:paragraph-rsid="003534ed"/>
    </style:style>
    <style:style style:name="P18" style:family="paragraph" style:parent-style-name="Table_20_Contents">
      <style:paragraph-properties fo:text-align="end" style:justify-single-word="false"/>
      <style:text-properties style:font-name="FuraCode Nerd Font1" fo:font-size="16pt" officeooo:rsid="001f9c8a" officeooo:paragraph-rsid="003534ed"/>
    </style:style>
    <style:style style:name="P19" style:family="paragraph" style:parent-style-name="Table_20_Contents">
      <style:paragraph-properties fo:text-align="start" style:justify-single-word="false"/>
      <style:text-properties style:font-name="FuraCode Nerd Font1" fo:font-size="16pt"/>
    </style:style>
    <style:style style:name="P20" style:family="paragraph" style:parent-style-name="Table_20_Contents">
      <style:paragraph-properties fo:text-align="end" style:justify-single-word="false"/>
      <style:text-properties style:font-name="FuraCode Nerd Font1" fo:font-size="16pt" officeooo:rsid="00174ab2" officeooo:paragraph-rsid="00174ab2"/>
    </style:style>
    <style:style style:name="P21" style:family="paragraph" style:parent-style-name="Table_20_Contents">
      <style:text-properties style:font-name="FuraCode Nerd Font1" fo:font-size="16pt" officeooo:rsid="00174ab2" officeooo:paragraph-rsid="00174ab2"/>
    </style:style>
    <style:style style:name="P22" style:family="paragraph" style:parent-style-name="Table_20_Contents">
      <style:paragraph-properties fo:text-align="start" style:justify-single-word="false"/>
      <style:text-properties style:font-name="FuraCode Nerd Font1" fo:font-size="16pt" officeooo:rsid="003e751e" style:font-size-asian="16pt" style:font-size-complex="16pt"/>
    </style:style>
    <style:style style:name="P23" style:family="paragraph" style:parent-style-name="Table_20_Contents">
      <style:paragraph-properties fo:text-align="start" style:justify-single-word="false"/>
      <style:text-properties style:font-name="FuraCode Nerd Font1" fo:font-size="16pt" officeooo:rsid="003e751e" officeooo:paragraph-rsid="003e751e" style:font-size-asian="16pt" style:font-size-complex="16pt"/>
    </style:style>
    <style:style style:name="P24" style:family="paragraph" style:parent-style-name="Table_20_Contents">
      <style:paragraph-properties fo:text-align="start" style:justify-single-word="false"/>
      <style:text-properties fo:color="#cccccc" style:font-name="FuraCode Nerd Font1" fo:font-size="16pt" style:text-underline-style="solid" style:text-underline-width="auto" style:text-underline-color="font-color" officeooo:rsid="00189f62" style:font-size-asian="16pt" style:font-size-complex="16pt"/>
    </style:style>
    <style:style style:name="P25" style:family="paragraph" style:parent-style-name="Table_20_Contents">
      <style:paragraph-properties fo:text-align="start" style:justify-single-word="false"/>
      <style:text-properties fo:color="#cccccc" style:font-name="FuraCode Nerd Font1" fo:font-size="16pt" style:text-underline-style="solid" style:text-underline-width="auto" style:text-underline-color="font-color" officeooo:rsid="00189f62" officeooo:paragraph-rsid="003e751e" style:font-size-asian="16pt" style:font-size-complex="16pt"/>
    </style:style>
    <style:style style:name="P26" style:family="paragraph" style:parent-style-name="Table_20_Contents">
      <style:paragraph-properties fo:text-align="start" style:justify-single-word="false"/>
      <style:text-properties fo:color="#cccccc" style:font-name="FuraCode Nerd Font1" fo:font-size="16pt" style:text-underline-style="solid" style:text-underline-width="auto" style:text-underline-color="font-color" officeooo:rsid="00189f62" officeooo:paragraph-rsid="003fb810" style:font-size-asian="16pt" style:font-size-complex="16pt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FuraCode Nerd Font1" fo:font-size="16pt" style:text-underline-style="none" officeooo:rsid="003fb810" officeooo:paragraph-rsid="003fb810" style:font-size-asian="16pt" style:font-size-complex="16pt"/>
    </style:style>
    <style:style style:name="P28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FuraCode Nerd Font1" fo:font-size="16pt" style:text-underline-style="solid" style:text-underline-width="auto" style:text-underline-color="font-color" officeooo:rsid="0035f3f9" officeooo:paragraph-rsid="0035f3f9"/>
    </style:style>
    <style:style style:name="P29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FuraCode Nerd Font1" fo:font-size="16pt" style:text-underline-style="solid" style:text-underline-width="auto" style:text-underline-color="font-color" officeooo:rsid="00374977" officeooo:paragraph-rsid="00374977"/>
    </style:style>
    <style:style style:name="P30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FuraCode Nerd Font1" fo:font-size="16pt" style:text-underline-style="solid" style:text-underline-width="auto" style:text-underline-color="font-color" officeooo:rsid="0037e2cb" officeooo:paragraph-rsid="0037e2cb"/>
    </style:style>
    <style:style style:name="P31" style:family="paragraph" style:parent-style-name="Table_20_Contents">
      <style:paragraph-properties fo:text-align="start" style:justify-single-word="false"/>
      <style:text-properties style:font-name="FuraCode Nerd Font1" fo:font-size="16pt" officeooo:rsid="001490f2" officeooo:paragraph-rsid="0047f410"/>
    </style:style>
    <style:style style:name="P32" style:family="paragraph" style:parent-style-name="Table_20_Contents">
      <style:paragraph-properties fo:text-align="start" style:justify-single-word="false"/>
      <style:text-properties style:font-name="FuraCode Nerd Font1" fo:font-size="16pt" officeooo:rsid="001490f2" officeooo:paragraph-rsid="004ab779"/>
    </style:style>
    <style:style style:name="P33" style:family="paragraph" style:parent-style-name="Table_20_Contents">
      <style:paragraph-properties fo:text-align="start" style:justify-single-word="false"/>
      <style:text-properties style:font-name="FuraCode Nerd Font1" fo:font-size="16pt" officeooo:rsid="001490f2" officeooo:paragraph-rsid="004b83da"/>
    </style:style>
    <style:style style:name="P3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fo:color="#cccccc" style:text-underline-style="solid" style:text-underline-width="auto" style:text-underline-color="font-color"/>
    </style:style>
    <style:style style:name="T3" style:family="text">
      <style:text-properties fo:color="#cccccc" style:text-underline-style="solid" style:text-underline-width="auto" style:text-underline-color="font-color" officeooo:rsid="001371f0"/>
    </style:style>
    <style:style style:name="T4" style:family="text">
      <style:text-properties fo:color="#cccccc" style:text-underline-style="solid" style:text-underline-width="auto" style:text-underline-color="font-color" officeooo:rsid="00189f62"/>
    </style:style>
    <style:style style:name="T5" style:family="text">
      <style:text-properties fo:color="#cccccc" style:text-underline-style="none" officeooo:rsid="001371f0"/>
    </style:style>
    <style:style style:name="T6" style:family="text">
      <style:text-properties officeooo:rsid="00189f62"/>
    </style:style>
    <style:style style:name="T7" style:family="text">
      <style:text-properties officeooo:rsid="0022d0b9"/>
    </style:style>
    <style:style style:name="T8" style:family="text">
      <style:text-properties fo:color="#000000"/>
    </style:style>
    <style:style style:name="T9" style:family="text">
      <style:text-properties fo:color="#000000" officeooo:rsid="001bb57d"/>
    </style:style>
    <style:style style:name="T10" style:family="text">
      <style:text-properties fo:color="#000000" officeooo:rsid="001e6326"/>
    </style:style>
    <style:style style:name="T11" style:family="text">
      <style:text-properties fo:color="#000000" style:text-underline-style="none" officeooo:rsid="001371f0"/>
    </style:style>
    <style:style style:name="T12" style:family="text">
      <style:text-properties fo:color="#000000" style:text-underline-style="none" officeooo:rsid="0027c239"/>
    </style:style>
    <style:style style:name="T13" style:family="text">
      <style:text-properties fo:color="#000000" style:font-name="FuraCode Nerd Font" style:text-underline-style="none" officeooo:rsid="002c5bea" style:font-name-asian="FuraCode Nerd Font" style:font-name-complex="FuraCode Nerd Font"/>
    </style:style>
    <style:style style:name="T14" style:family="text">
      <style:text-properties fo:color="#000000" officeooo:rsid="00374977"/>
    </style:style>
    <style:style style:name="T15" style:family="text">
      <style:text-properties officeooo:rsid="003fb810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<text:span text:style-name="T2"> <text:s text:c="20"/></text:span><text:s text:c="3"/>HP:<text:span text:style-name="T2"> <text:s text:c="2"/></text:span>/<text:span text:style-name="T2"> <text:s text:c="2"/></text:span><text:s text:c="3"/>Level:<text:span text:style-name="T2"> <text:s text:c="3"/></text:span></text:p>
      <text:p text:style-name="P2">Genotype:<text:span text:style-name="T4"> <text:s text:c="8"/></text:span><text:span text:style-name="T6"><text:s text:c="2"/></text:span>Subtype:<text:span text:style-name="T2"> <text:s text:c="8"/></text:span><text:s text:c="2"/>Body:<text:span text:style-name="T2"> <text:s text:c="7"/></text:span></text:p>
      <text:p text:style-name="P3"><text:span text:style-name="T8">S</text:span><text:span text:style-name="T9">kill </text:span><text:span text:style-name="T8">P</text:span><text:span text:style-name="T10">oints</text:span><text:span text:style-name="T8">:</text:span><text:span text:style-name="T3"> <text:s text:c="3"/></text:span><text:span text:style-name="T8"><text:s text:c="2"/>A</text:span><text:span text:style-name="T9">ttr. </text:span><text:span text:style-name="T8">P</text:span><text:span text:style-name="T10">oints</text:span><text:span text:style-name="T8">:</text:span><text:span text:style-name="T3"> <text:s text:c="3"/></text:span><text:span text:style-name="T8"><text:s text:c="2"/></text:span><text:span text:style-name="T10">M</text:span><text:span text:style-name="T14">uta.</text:span><text:span text:style-name="T10"> </text:span><text:span text:style-name="T8">P</text:span><text:span text:style-name="T10">oints</text:span><text:span text:style-name="T8">:</text:span><text:span text:style-name="T3"> <text:s text:c="3"/></text:span></text:p>
      <text:p text:style-name="P6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4">A<office:annotation><dc:creator>Unknown Author</dc:creator><dc:date>2019-07-14T11:32:00.053842939</dc:date><text:p text:style-name="P34"><text:span text:style-name="T16">- Strength: Carry capacity, melee damage and penetration, resist movement</text:span></text:p><text:p text:style-name="P34"><text:span text:style-name="T16">- Agility: Accuracy and dodge</text:span></text:p><text:p text:style-name="P34"><text:span text:style-name="T16">- Toughness: HP, regen, resist poison/disease</text:span></text:p><text:p text:style-name="P34"><text:span text:style-name="T16">- Inteligence: skill points, examine artifacts</text:span></text:p><text:p text:style-name="P34"><text:span text:style-name="T16">- Willpower: cooldowns, mental armor, regen</text:span></text:p><text:p text:style-name="P34"><text:span text:style-name="T16">- Ego: mental ability, haggle, domination</text:span></text:p><text:p text:style-name="P34"><text:span text:style-name="T16"/></text:p><text:p text:style-name="P34"><text:span text:style-name="T16">AV: Armor Value</text:span></text:p><text:p text:style-name="P34"><text:span text:style-name="T16">DV: Dodge Value</text:span></text:p><text:p text:style-name="P34"><text:span text:style-name="T16">MA: Mental Armor</text:span></text:p><text:p text:style-name="P34"><text:span text:style-name="T16">QN: Quickness</text:span></text:p><text:p text:style-name="P34"><text:span text:style-name="T16">MS: Movement Speed</text:span></text:p><text:p text:style-name="P34"><text:span text:style-name="T16">T: Temperature</text:span></text:p></office:annotation>ttributes</text:p>
          </table:table-cell>
          <table:table-cell table:style-name="Table1.A1" office:value-type="string">
            <text:p text:style-name="P14">Resistances</text:p>
          </table:table-cell>
        </table:table-row>
        <table:table-row table:style-name="Table1.2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office:value-type="string">
                  <text:p text:style-name="P12">St:<text:span text:style-name="T3"> <text:s text:c="2"/></text:span></text:p>
                </table:table-cell>
                <table:table-cell table:style-name="Table2.A1" office:value-type="string">
                  <text:p text:style-name="P11"><text:span text:style-name="T1">(</text:span><text:span text:style-name="T3"> <text:s/></text:span><text:span text:style-name="T1">)</text:span></text:p>
                </table:table-cell>
                <table:table-cell table:style-name="Table2.A1" office:value-type="string">
                  <text:p text:style-name="P8"><text:s/>AV:<text:span text:style-name="T3"> <text:s text:c="3"/></text:span></text:p>
                </table:table-cell>
              </table:table-row>
              <table:table-row table:style-name="Table2.1">
                <table:table-cell table:style-name="Table2.A1" office:value-type="string">
                  <text:p text:style-name="P12">Ag:<text:span text:style-name="T3"> <text:s text:c="2"/></text:span></text:p>
                </table:table-cell>
                <table:table-cell table:style-name="Table2.A1" office:value-type="string">
                  <text:p text:style-name="P11"><text:span text:style-name="T1">(</text:span><text:span text:style-name="T3"> <text:s/></text:span><text:span text:style-name="T1">)</text:span></text:p>
                </table:table-cell>
                <table:table-cell table:style-name="Table2.A1" office:value-type="string">
                  <text:p text:style-name="P9"><text:span text:style-name="T11"><text:s/>DV:</text:span><text:span text:style-name="T3"> <text:s text:c="3"/></text:span></text:p>
                </table:table-cell>
              </table:table-row>
              <table:table-row table:style-name="Table2.1">
                <table:table-cell table:style-name="Table2.A1" office:value-type="string">
                  <text:p text:style-name="P12">To:<text:span text:style-name="T3"> <text:s text:c="2"/></text:span></text:p>
                </table:table-cell>
                <table:table-cell table:style-name="Table2.A1" office:value-type="string">
                  <text:p text:style-name="P11"><text:span text:style-name="T1">(</text:span><text:span text:style-name="T3"> <text:s/></text:span><text:span text:style-name="T1">)</text:span></text:p>
                </table:table-cell>
                <table:table-cell table:style-name="Table2.A1" office:value-type="string">
                  <text:p text:style-name="P9"><text:s/>QN:<text:span text:style-name="T3"> <text:s text:c="3"/></text:span></text:p>
                </table:table-cell>
              </table:table-row>
              <table:table-row table:style-name="Table2.1">
                <table:table-cell table:style-name="Table2.A1" office:value-type="string">
                  <text:p text:style-name="P12"><text:span text:style-name="T7">In</text:span>:<text:span text:style-name="T3"> <text:s text:c="2"/></text:span></text:p>
                </table:table-cell>
                <table:table-cell table:style-name="Table2.A1" office:value-type="string">
                  <text:p text:style-name="P11"><text:span text:style-name="T1">(</text:span><text:span text:style-name="T3"> <text:s/></text:span><text:span text:style-name="T1">)</text:span></text:p>
                </table:table-cell>
                <table:table-cell table:style-name="Table2.A1" office:value-type="string">
                  <text:p text:style-name="P9"><text:s/>MS:<text:span text:style-name="T3"> <text:s text:c="3"/></text:span></text:p>
                </table:table-cell>
              </table:table-row>
              <table:table-row table:style-name="Table2.1">
                <table:table-cell table:style-name="Table2.A1" office:value-type="string">
                  <text:p text:style-name="P12"><text:span text:style-name="T7">Wi</text:span>:<text:span text:style-name="T3"> <text:s text:c="2"/></text:span></text:p>
                </table:table-cell>
                <table:table-cell table:style-name="Table2.A1" office:value-type="string">
                  <text:p text:style-name="P11"><text:span text:style-name="T1">(</text:span><text:span text:style-name="T3"> <text:s/></text:span><text:span text:style-name="T1">)</text:span></text:p>
                </table:table-cell>
                <table:table-cell table:style-name="Table2.A1" office:value-type="string">
                  <text:p text:style-name="P9"><text:s/>MA:<text:span text:style-name="T3"> <text:s text:c="3"/></text:span></text:p>
                </table:table-cell>
              </table:table-row>
              <table:table-row table:style-name="Table2.1">
                <table:table-cell table:style-name="Table2.A1" office:value-type="string">
                  <text:p text:style-name="P12">Eg:<text:span text:style-name="T3"> <text:s text:c="2"/></text:span></text:p>
                </table:table-cell>
                <table:table-cell table:style-name="Table2.A1" office:value-type="string">
                  <text:p text:style-name="P11"><text:span text:style-name="T1">(</text:span><text:span text:style-name="T3"> <text:s/></text:span><text:span text:style-name="T1">)</text:span></text:p>
                </table:table-cell>
                <table:table-cell table:style-name="Table2.A1" office:value-type="string">
                  <text:p text:style-name="P7"><text:span text:style-name="T12"><text:s text:c="2"/></text:span><text:span text:style-name="T13">T</text:span><text:span text:style-name="T12">:</text:span><text:span text:style-name="T3"> <text:s text:c="6"/></text:span></text:p>
                </table:table-cell>
              </table:table-row>
            </table:table>
            <text:p text:style-name="P13"/>
            <text:p text:style-name="P13">Abilities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18"><text:span text:style-name="T15">[</text:span><text:span text:style-name="T3"> <text:s/></text:span><text:span text:style-name="T15">]</text:span><text:span text:style-name="T3"> <text:s text:c="8"/></text:span></text:p>
                </table:table-cell>
                <table:table-cell table:style-name="Table3.A1" office:value-type="string">
                  <text:p text:style-name="P17"><text:span text:style-name="T15">[</text:span><text:span text:style-name="T3"> <text:s/></text:span><text:span text:style-name="T15">]</text:span><text:span text:style-name="T3"> <text:s text:c="16"/></text:span></text:p>
                </table:table-cell>
              </table:table-row>
              <table:table-row>
                <table:table-cell table:style-name="Table3.A1" office:value-type="string">
                  <text:p text:style-name="P18"><text:span text:style-name="T15">[</text:span><text:span text:style-name="T3"> <text:s/></text:span><text:span text:style-name="T15">]</text:span><text:span text:style-name="T3"> <text:s text:c="8"/></text:span></text:p>
                </table:table-cell>
                <table:table-cell table:style-name="Table3.A1" office:value-type="string">
                  <text:p text:style-name="P17"><text:span text:style-name="T15">[</text:span><text:span text:style-name="T3"> <text:s/></text:span><text:span text:style-name="T15">]</text:span><text:span text:style-name="T3"> <text:s text:c="13"/></text:span></text:p>
                </table:table-cell>
              </table:table-row>
              <table:table-row>
                <table:table-cell table:style-name="Table3.A1" office:value-type="string">
                  <text:p text:style-name="P18"><text:span text:style-name="T15">[</text:span><text:span text:style-name="T3"> <text:s/></text:span><text:span text:style-name="T15">]</text:span><text:span text:style-name="T3"> <text:s text:c="8"/></text:span></text:p>
                </table:table-cell>
                <table:table-cell table:style-name="Table3.A1" office:value-type="string">
                  <text:p text:style-name="P17"><text:span text:style-name="T15">[</text:span><text:span text:style-name="T3"> <text:s/></text:span><text:span text:style-name="T15">]</text:span><text:span text:style-name="T3"> <text:s text:c="14"/></text:span></text:p>
                </table:table-cell>
              </table:table-row>
              <table:table-row>
                <table:table-cell table:style-name="Table3.A1" office:value-type="string">
                  <text:p text:style-name="P18"><text:span text:style-name="T15">[</text:span><text:span text:style-name="T3"> <text:s/></text:span><text:span text:style-name="T15">]</text:span><text:span text:style-name="T3"> <text:s text:c="8"/></text:span></text:p>
                </table:table-cell>
                <table:table-cell table:style-name="Table3.A1" office:value-type="string">
                  <text:p text:style-name="P17"><text:span text:style-name="T15">[</text:span><text:span text:style-name="T3"> <text:s/></text:span><text:span text:style-name="T15">]</text:span><text:span text:style-name="T3"> <text:s text:c="16"/></text:span></text:p>
                </table:table-cell>
              </table:table-row>
              <table:table-row>
                <table:table-cell table:style-name="Table3.A1" office:value-type="string">
                  <text:p text:style-name="P18"><text:span text:style-name="T15">[</text:span><text:span text:style-name="T3"> <text:s/></text:span><text:span text:style-name="T15">]</text:span><text:span text:style-name="T3"> <text:s text:c="8"/></text:span></text:p>
                </table:table-cell>
                <table:table-cell table:style-name="Table3.A1" office:value-type="string">
                  <text:p text:style-name="P17"><text:span text:style-name="T15">[</text:span><text:span text:style-name="T3"> <text:s/></text:span><text:span text:style-name="T15">]</text:span><text:span text:style-name="T3"> <text:s text:c="14"/></text:span></text:p>
                </table:table-cell>
              </table:table-row>
              <table:table-row>
                <table:table-cell table:style-name="Table3.A1" office:value-type="string">
                  <text:p text:style-name="P18"><text:span text:style-name="T15">[</text:span><text:span text:style-name="T3"> <text:s/></text:span><text:span text:style-name="T15">]</text:span><text:span text:style-name="T3"> <text:s text:c="8"/></text:span></text:p>
                </table:table-cell>
                <table:table-cell table:style-name="Table3.A1" office:value-type="string">
                  <text:p text:style-name="P17"><text:span text:style-name="T15">[</text:span><text:span text:style-name="T3"> <text:s/></text:span><text:span text:style-name="T15">]</text:span><text:span text:style-name="T3"> <text:s text:c="16"/></text:span></text:p>
                </table:table-cell>
              </table:table-row>
              <table:table-row>
                <table:table-cell table:style-name="Table3.A1" office:value-type="string">
                  <text:p text:style-name="P18"><text:span text:style-name="T15">[</text:span><text:span text:style-name="T3"> <text:s/></text:span><text:span text:style-name="T15">]</text:span><text:span text:style-name="T3"> <text:s text:c="8"/></text:span></text:p>
                </table:table-cell>
                <table:table-cell table:style-name="Table3.A1" office:value-type="string">
                  <text:p text:style-name="P17"><text:span text:style-name="T15">[</text:span><text:span text:style-name="T3"> <text:s/></text:span><text:span text:style-name="T15">]</text:span><text:span text:style-name="T3"> <text:s text:c="16"/></text:span></text:p>
                </table:table-cell>
              </table:table-row>
              <table:table-row>
                <table:table-cell table:style-name="Table3.A1" office:value-type="string">
                  <text:p text:style-name="P18"><text:span text:style-name="T15">[</text:span><text:span text:style-name="T3"> <text:s/></text:span><text:span text:style-name="T15">]</text:span><text:span text:style-name="T3"> <text:s text:c="8"/></text:span></text:p>
                </table:table-cell>
                <table:table-cell table:style-name="Table3.A1" office:value-type="string">
                  <text:p text:style-name="P17"><text:span text:style-name="T15">[</text:span><text:span text:style-name="T3"> <text:s/></text:span><text:span text:style-name="T15">]</text:span><text:span text:style-name="T3"> <text:s text:c="17"/></text:span></text:p>
                </table:table-cell>
              </table:table-row>
            </table:table>
            <text:p text:style-name="P1"/>
          </table:table-cell>
          <table:table-cell table:style-name="Table1.A1" office:value-type="string">
            <table:table table:name="Table4" table:style-name="Table4">
              <table:table-column table:style-name="Table4.A" table:number-columns-repeated="2"/>
              <table:table-row>
                <table:table-cell table:style-name="Table4.A1" office:value-type="string">
                  <text:p text:style-name="P20">Acid:<text:span text:style-name="T3"> <text:s text:c="2"/></text:span><text:span text:style-name="T2"><text:s/></text:span></text:p>
                </table:table-cell>
                <table:table-cell table:style-name="Table4.A1" office:value-type="string">
                  <text:p text:style-name="P21">Shock:<text:span text:style-name="T3"> <text:s text:c="3"/></text:span></text:p>
                </table:table-cell>
              </table:table-row>
              <table:table-row>
                <table:table-cell table:style-name="Table4.A1" office:value-type="string">
                  <text:p text:style-name="P20">Cold:<text:span text:style-name="T3"> <text:s text:c="2"/></text:span><text:span text:style-name="T2"><text:s/></text:span></text:p>
                </table:table-cell>
                <table:table-cell table:style-name="Table4.A1" office:value-type="string">
                  <text:p text:style-name="P21"><text:s/>Heat:<text:span text:style-name="T3"> <text:s text:c="3"/></text:span></text:p>
                </table:table-cell>
              </table:table-row>
            </table:table>
            <text:p text:style-name="P15"/>
            <text:p text:style-name="P16">Equipment</text:p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22">Head</text:p>
                  <text:p text:style-name="P24"><text:s text:c="14"/></text:p>
                </table:table-cell>
                <table:table-cell table:style-name="Table8.A1" office:value-type="string">
                  <text:p text:style-name="P22">Body</text:p>
                  <text:p text:style-name="P24"><text:s text:c="23"/></text:p>
                </table:table-cell>
              </table:table-row>
              <table:table-row>
                <table:table-cell table:style-name="Table8.A1" office:value-type="string">
                  <text:p text:style-name="P22">Left Held</text:p>
                  <text:p text:style-name="P24"><text:s text:c="20"/></text:p>
                </table:table-cell>
                <table:table-cell table:style-name="Table8.A1" office:value-type="string">
                  <text:p text:style-name="P22">Right Held</text:p>
                  <text:p text:style-name="P24"><text:s text:c="19"/></text:p>
                </table:table-cell>
              </table:table-row>
              <table:table-row>
                <table:table-cell table:style-name="Table8.A1" office:value-type="string">
                  <text:p text:style-name="P23">Hands</text:p>
                  <text:p text:style-name="P24"><text:s text:c="18"/></text:p>
                </table:table-cell>
                <table:table-cell table:style-name="Table8.A1" office:value-type="string">
                  <text:p text:style-name="P23">Back</text:p>
                  <text:p text:style-name="P25"><text:s text:c="18"/></text:p>
                </table:table-cell>
              </table:table-row>
              <table:table-row>
                <table:table-cell table:style-name="Table8.A1" office:value-type="string">
                  <text:p text:style-name="P23">Legs</text:p>
                  <text:p text:style-name="P26"><text:s text:c="17"/></text:p>
                </table:table-cell>
                <table:table-cell table:style-name="Table8.A1" office:value-type="string">
                  <text:p text:style-name="P23">Feet</text:p>
                  <text:p text:style-name="P25"><text:s text:c="18"/></text:p>
                </table:table-cell>
              </table:table-row>
              <table:table-row>
                <table:table-cell table:style-name="Table8.A1" office:value-type="string">
                  <text:p text:style-name="P27">Misc.</text:p>
                  <text:p text:style-name="P24"><text:s text:c="17"/></text:p>
                </table:table-cell>
                <table:table-cell table:style-name="Table8.A1" office:value-type="string">
                  <text:p text:style-name="P24"/>
                  <text:p text:style-name="P24"><text:s text:c="19"/></text:p>
                </table:table-cell>
              </table:table-row>
              <table:table-row>
                <table:table-cell table:style-name="Table8.A1" office:value-type="string">
                  <text:p text:style-name="P24"><text:s text:c="18"/></text:p>
                </table:table-cell>
                <table:table-cell table:style-name="Table8.A1" office:value-type="string">
                  <text:p text:style-name="P24"><text:s text:c="22"/></text:p>
                </table:table-cell>
              </table:table-row>
              <table:table-row>
                <table:table-cell table:style-name="Table8.A1" office:value-type="string">
                  <text:p text:style-name="P24"><text:s text:c="13"/></text:p>
                </table:table-cell>
                <table:table-cell table:style-name="Table8.A1" office:value-type="string">
                  <text:p text:style-name="P24"><text:s text:c="14"/></text:p>
                </table:table-cell>
              </table:table-row>
              <table:table-row>
                <table:table-cell table:style-name="Table8.A1" office:value-type="string">
                  <text:p text:style-name="P24"><text:s text:c="13"/></text:p>
                </table:table-cell>
                <table:table-cell table:style-name="Table8.A1" office:value-type="string">
                  <text:p text:style-name="P24"><text:s text:c="13"/></text:p>
                </table:table-cell>
              </table:table-row>
            </table:table>
            <text:p text:style-name="P16"/>
          </table:table-cell>
        </table:table-row>
      </table:table>
      <text:p text:style-name="P4"/>
      <text:p text:style-name="P5">Inventory</text:p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D1" office:value-type="string">
            <text:p text:style-name="P19"/>
          </table:table-cell>
        </table:table-row>
        <table:table-row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D2" office:value-type="string">
            <text:p text:style-name="P19"/>
          </table:table-cell>
        </table:table-row>
        <table:table-row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D2" office:value-type="string">
            <text:p text:style-name="P19"/>
          </table:table-cell>
        </table:table-row>
        <table:table-row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D2" office:value-type="string">
            <text:p text:style-name="P19"/>
          </table:table-cell>
        </table:table-row>
        <table:table-row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D2" office:value-type="string">
            <text:p text:style-name="P19"/>
          </table:table-cell>
        </table:table-row>
        <table:table-row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19"/>
          </table:table-cell>
          <table:table-cell table:style-name="Table5.D2" office:value-type="string">
            <text:p text:style-name="P19"/>
          </table:table-cell>
        </table:table-row>
        <table:table-row>
          <table:table-cell table:style-name="Table5.A7" office:value-type="string">
            <text:p text:style-name="P19"/>
          </table:table-cell>
          <table:table-cell table:style-name="Table5.A7" office:value-type="string">
            <text:p text:style-name="P19"/>
          </table:table-cell>
          <table:table-cell table:style-name="Table5.A7" office:value-type="string">
            <text:p text:style-name="P19"/>
          </table:table-cell>
          <table:table-cell table:style-name="Table5.D7" office:value-type="string">
            <text:p text:style-name="P19"/>
          </table:table-cell>
        </table:table-row>
      </table:table>
      <text:p text:style-name="P28"><text:soft-page-break/>Skills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3"><text:span text:style-name="T3"><text:s text:c="12"/></text:span></text:p>
            <text:p text:style-name="P33"><text:span text:style-name="T3"/></text:p>
            <text:p text:style-name="P33"><text:span text:style-name="T3"/></text:p>
          </table:table-cell>
          <table:table-cell table:style-name="Table6.A1" office:value-type="string">
            <text:p text:style-name="P33"><text:span text:style-name="T3"><text:s text:c="12"/></text:span></text:p>
            <text:p text:style-name="P33"><text:span text:style-name="T3"/></text:p>
            <text:p text:style-name="P33"><text:span text:style-name="T3"/></text:p>
          </table:table-cell>
          <table:table-cell table:style-name="Table6.C1" office:value-type="string">
            <text:p text:style-name="P33"><text:span text:style-name="T3"><text:s text:c="12"/></text:span></text:p>
            <text:p text:style-name="P33"><text:span text:style-name="T3"/></text:p>
            <text:p text:style-name="P33"><text:span text:style-name="T3"/></text:p>
          </table:table-cell>
        </table:table-row>
        <table:table-row>
          <table:table-cell table:style-name="Table6.A2" office:value-type="string">
            <text:p text:style-name="P33"><text:span text:style-name="T3"><text:s text:c="12"/></text:span></text:p>
            <text:p text:style-name="P33"><text:span text:style-name="T3"/></text:p>
            <text:p text:style-name="P33"><text:span text:style-name="T3"/></text:p>
          </table:table-cell>
          <table:table-cell table:style-name="Table6.A2" office:value-type="string">
            <text:p text:style-name="P33"><text:span text:style-name="T3"><text:s text:c="12"/></text:span></text:p>
            <text:p text:style-name="P33"><text:span text:style-name="T3"/></text:p>
            <text:p text:style-name="P33"><text:span text:style-name="T3"/></text:p>
          </table:table-cell>
          <table:table-cell table:style-name="Table6.C2" office:value-type="string">
            <text:p text:style-name="P33"><text:span text:style-name="T3"><text:s text:c="12"/></text:span></text:p>
            <text:p text:style-name="P33"><text:span text:style-name="T3"/></text:p>
            <text:p text:style-name="P33"><text:span text:style-name="T3"/></text:p>
          </table:table-cell>
        </table:table-row>
        <table:table-row>
          <table:table-cell table:style-name="Table6.A2" office:value-type="string">
            <text:p text:style-name="P33"><text:span text:style-name="T3"><text:s text:c="12"/></text:span></text:p>
            <text:p text:style-name="P33"><text:span text:style-name="T3"/></text:p>
            <text:p text:style-name="P33"><text:span text:style-name="T3"/></text:p>
          </table:table-cell>
          <table:table-cell table:style-name="Table6.A2" office:value-type="string">
            <text:p text:style-name="P33"><text:span text:style-name="T3"><text:s text:c="12"/></text:span></text:p>
            <text:p text:style-name="P33"><text:span text:style-name="T3"/></text:p>
            <text:p text:style-name="P33"><text:span text:style-name="T3"/></text:p>
          </table:table-cell>
          <table:table-cell table:style-name="Table6.C2" office:value-type="string">
            <text:p text:style-name="P33"><text:span text:style-name="T3"><text:s text:c="12"/></text:span></text:p>
            <text:p text:style-name="P33"><text:span text:style-name="T3"/></text:p>
            <text:p text:style-name="P33"><text:span text:style-name="T3"/></text:p>
          </table:table-cell>
        </table:table-row>
        <table:table-row>
          <table:table-cell table:style-name="Table6.A2" office:value-type="string">
            <text:p text:style-name="P33"><text:span text:style-name="T3"><text:s text:c="12"/></text:span></text:p>
            <text:p text:style-name="P33"><text:span text:style-name="T3"/></text:p>
            <text:p text:style-name="P33"><text:span text:style-name="T3"/></text:p>
          </table:table-cell>
          <table:table-cell table:style-name="Table6.A2" office:value-type="string">
            <text:p text:style-name="P33"><text:span text:style-name="T3"><text:s text:c="12"/></text:span></text:p>
            <text:p text:style-name="P33"><text:span text:style-name="T3"/></text:p>
            <text:p text:style-name="P33"><text:span text:style-name="T3"/></text:p>
          </table:table-cell>
          <table:table-cell table:style-name="Table6.C2" office:value-type="string">
            <text:p text:style-name="P33"><text:span text:style-name="T3"><text:s text:c="12"/></text:span></text:p>
            <text:p text:style-name="P33"><text:span text:style-name="T3"/></text:p>
            <text:p text:style-name="P33"><text:span text:style-name="T3"/></text:p>
          </table:table-cell>
        </table:table-row>
        <table:table-row>
          <table:table-cell table:style-name="Table6.A2" office:value-type="string">
            <text:p text:style-name="P33"><text:span text:style-name="T3"><text:s text:c="12"/></text:span></text:p>
            <text:p text:style-name="P33"><text:span text:style-name="T3"/></text:p>
            <text:p text:style-name="P33"><text:span text:style-name="T3"/></text:p>
          </table:table-cell>
          <table:table-cell table:style-name="Table6.A2" office:value-type="string">
            <text:p text:style-name="P33"><text:span text:style-name="T3"><text:s text:c="12"/></text:span></text:p>
            <text:p text:style-name="P33"><text:span text:style-name="T3"/></text:p>
            <text:p text:style-name="P33"><text:span text:style-name="T3"/></text:p>
          </table:table-cell>
          <table:table-cell table:style-name="Table6.C2" office:value-type="string">
            <text:p text:style-name="P33"><text:span text:style-name="T3"><text:s text:c="12"/></text:span></text:p>
            <text:p text:style-name="P33"><text:span text:style-name="T3"/></text:p>
            <text:p text:style-name="P33"><text:span text:style-name="T3"/></text:p>
          </table:table-cell>
        </table:table-row>
      </table:table>
      <text:p text:style-name="P28"/>
      <text:p text:style-name="P5">Mutations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1"><text:span text:style-name="T1">(</text:span><text:span text:style-name="T3"> <text:s/></text:span><text:span text:style-name="T1">)</text:span><text:span text:style-name="T3"> <text:s text:c="11"/></text:span></text:p>
            <text:p text:style-name="P31"><text:span text:style-name="T3"/></text:p>
            <text:p text:style-name="P31"><text:span text:style-name="T3"/></text:p>
          </table:table-cell>
          <table:table-cell table:style-name="Table7.A1" office:value-type="string">
            <text:p text:style-name="P32"><text:span text:style-name="T1">(</text:span><text:span text:style-name="T3"> <text:s/></text:span><text:span text:style-name="T1">)</text:span><text:span text:style-name="T3"> <text:s text:c="11"/></text:span></text:p>
          </table:table-cell>
          <table:table-cell table:style-name="Table7.C1" office:value-type="string">
            <text:p text:style-name="P31"><text:span text:style-name="T1">(</text:span><text:span text:style-name="T3"> <text:s/></text:span><text:span text:style-name="T1">)</text:span><text:span text:style-name="T3"> <text:s text:c="11"/></text:span></text:p>
          </table:table-cell>
        </table:table-row>
        <table:table-row>
          <table:table-cell table:style-name="Table7.A2" office:value-type="string">
            <text:p text:style-name="P31"><text:span text:style-name="T1">(</text:span><text:span text:style-name="T3"> <text:s/></text:span><text:span text:style-name="T1">)</text:span><text:span text:style-name="T3"> <text:s text:c="11"/></text:span></text:p>
            <text:p text:style-name="P31"><text:span text:style-name="T3"/></text:p>
            <text:p text:style-name="P31"><text:span text:style-name="T3"/></text:p>
          </table:table-cell>
          <table:table-cell table:style-name="Table7.A2" office:value-type="string">
            <text:p text:style-name="P32"><text:span text:style-name="T1">(</text:span><text:span text:style-name="T3"> <text:s/></text:span><text:span text:style-name="T1">)</text:span><text:span text:style-name="T3"> <text:s text:c="11"/></text:span></text:p>
          </table:table-cell>
          <table:table-cell table:style-name="Table7.C2" office:value-type="string">
            <text:p text:style-name="P31"><text:span text:style-name="T1">(</text:span><text:span text:style-name="T3"> <text:s/></text:span><text:span text:style-name="T1">)</text:span><text:span text:style-name="T3"> <text:s text:c="11"/></text:span></text:p>
          </table:table-cell>
        </table:table-row>
        <table:table-row>
          <table:table-cell table:style-name="Table7.A2" office:value-type="string">
            <text:p text:style-name="P31"><text:span text:style-name="T1">(</text:span><text:span text:style-name="T3"> <text:s/></text:span><text:span text:style-name="T1">)</text:span><text:span text:style-name="T3"> <text:s text:c="11"/></text:span></text:p>
            <text:p text:style-name="P31"><text:span text:style-name="T3"/></text:p>
            <text:p text:style-name="P31"><text:span text:style-name="T3"/></text:p>
          </table:table-cell>
          <table:table-cell table:style-name="Table7.A2" office:value-type="string">
            <text:p text:style-name="P32"><text:span text:style-name="T1">(</text:span><text:span text:style-name="T3"> <text:s/></text:span><text:span text:style-name="T1">)</text:span><text:span text:style-name="T3"> <text:s text:c="11"/></text:span></text:p>
          </table:table-cell>
          <table:table-cell table:style-name="Table7.C2" office:value-type="string">
            <text:p text:style-name="P31"><text:span text:style-name="T1">(</text:span><text:span text:style-name="T3"> <text:s/></text:span><text:span text:style-name="T1">)</text:span><text:span text:style-name="T3"> <text:s text:c="11"/></text:span></text:p>
          </table:table-cell>
        </table:table-row>
        <table:table-row>
          <table:table-cell table:style-name="Table7.A2" office:value-type="string">
            <text:p text:style-name="P31"><text:span text:style-name="T1">(</text:span><text:span text:style-name="T3"> <text:s/></text:span><text:span text:style-name="T1">)</text:span><text:span text:style-name="T3"> <text:s text:c="11"/></text:span></text:p>
            <text:p text:style-name="P31"><text:span text:style-name="T3"/></text:p>
            <text:p text:style-name="P31"><text:span text:style-name="T3"/></text:p>
          </table:table-cell>
          <table:table-cell table:style-name="Table7.A2" office:value-type="string">
            <text:p text:style-name="P32"><text:span text:style-name="T1">(</text:span><text:span text:style-name="T3"> <text:s/></text:span><text:span text:style-name="T1">)</text:span><text:span text:style-name="T3"> <text:s text:c="11"/></text:span></text:p>
          </table:table-cell>
          <table:table-cell table:style-name="Table7.C2" office:value-type="string">
            <text:p text:style-name="P31"><text:span text:style-name="T1">(</text:span><text:span text:style-name="T3"> <text:s/></text:span><text:span text:style-name="T1">)</text:span><text:span text:style-name="T3"> <text:s text:c="11"/></text:span></text:p>
          </table:table-cell>
        </table:table-row>
        <table:table-row>
          <table:table-cell table:style-name="Table7.A2" office:value-type="string">
            <text:p text:style-name="P31"><text:span text:style-name="T1">(</text:span><text:span text:style-name="T3"> <text:s/></text:span><text:span text:style-name="T1">)</text:span><text:span text:style-name="T3"> <text:s text:c="11"/></text:span></text:p>
            <text:p text:style-name="P31"><text:span text:style-name="T3"/></text:p>
            <text:p text:style-name="P31"><text:span text:style-name="T3"/></text:p>
          </table:table-cell>
          <table:table-cell table:style-name="Table7.A2" office:value-type="string">
            <text:p text:style-name="P32"><text:span text:style-name="T1">(</text:span><text:span text:style-name="T3"> <text:s/></text:span><text:span text:style-name="T1">)</text:span><text:span text:style-name="T3"> <text:s text:c="11"/></text:span></text:p>
          </table:table-cell>
          <table:table-cell table:style-name="Table7.C2" office:value-type="string">
            <text:p text:style-name="P31"><text:span text:style-name="T1">(</text:span><text:span text:style-name="T3"> <text:s/></text:span><text:span text:style-name="T1">)</text:span><text:span text:style-name="T3"> <text:s text:c="11"/></text:span>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raCode Nerd Font" svg:font-family="'FuraCode Nerd Font'"/>
    <style:font-face style:name="Noto Sans Devanagari1" svg:font-family="'Noto Sans Devanagari'" style:font-family-generic="swiss"/>
    <style:font-face style:name="FuraCode Nerd Font1" svg:font-family="'FuraCode Nerd Font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DejaVu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5in" fo:margin-bottom="0.15in" fo:margin-left="0.15in" fo:margin-right="0.15in" fo:border="2.01pt double #000000" style:border-line-width="0.0102in 0.0016in 0.0209in" fo:padding="0.1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4T04:08:37.590902139</meta:creation-date>
    <dc:date>2019-07-14T17:55:18.996354856</dc:date>
    <meta:editing-duration>PT3H2M26S</meta:editing-duration>
    <meta:editing-cycles>27</meta:editing-cycles>
    <meta:generator>LibreOffice/6.2.4.2.0$Linux_X86_64 LibreOffice_project/20$Build-2</meta:generator>
    <meta:document-statistic meta:table-count="8" meta:image-count="0" meta:object-count="0" meta:page-count="2" meta:paragraph-count="103" meta:word-count="121" meta:character-count="1382" meta:non-whitespace-character-count="313"/>
  </office:meta>
</office:document-meta>
</file>